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P2" style:parent-style-name="Listenabsatz" style:list-style-name="LFO1" style:family="paragraph"/>
    <style:style style:name="T3" style:parent-style-name="Absatz-Standardschriftart" style:family="text">
      <style:text-properties fo:language="de" fo:country="AT"/>
    </style:style>
    <style:style style:name="T4" style:parent-style-name="Absatz-Standardschriftart" style:family="text">
      <style:text-properties fo:language="de" fo:country="AT"/>
    </style:style>
    <style:style style:name="T5" style:parent-style-name="Absatz-Standardschriftart" style:family="text">
      <style:text-properties fo:language="de" fo:country="AT"/>
    </style:style>
    <style:style style:name="T6" style:parent-style-name="Absatz-Standardschriftart" style:family="text">
      <style:text-properties fo:language="de" fo:country="AT"/>
    </style:style>
    <style:style style:name="T7" style:parent-style-name="Absatz-Standardschriftart" style:family="text">
      <style:text-properties fo:language="de" fo:country="AT"/>
    </style:style>
    <style:style style:name="T8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9" style:parent-style-name="Absatz-Standardschriftart" style:family="text">
      <style:text-properties fo:language="de" fo:country="AT"/>
    </style:style>
    <style:style style:name="P10" style:parent-style-name="Listenabsatz" style:list-style-name="LFO1" style:family="paragraph"/>
    <style:style style:name="T11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2" style:parent-style-name="Absatz-Standardschriftart" style:family="text">
      <style:text-properties fo:language="de" fo:country="AT"/>
    </style:style>
    <style:style style:name="T13" style:parent-style-name="Absatz-Standardschriftart" style:family="text">
      <style:text-properties fo:language="de" fo:country="AT"/>
    </style:style>
    <style:style style:name="T14" style:parent-style-name="Absatz-Standardschriftart" style:family="text">
      <style:text-properties fo:language="de" fo:country="AT"/>
    </style:style>
    <style:style style:name="T15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6" style:parent-style-name="Absatz-Standardschriftart" style:family="text">
      <style:text-properties fo:language="de" fo:country="AT"/>
    </style:style>
    <style:style style:name="T17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8" style:parent-style-name="Absatz-Standardschriftart" style:family="text">
      <style:text-properties fo:language="de" fo:country="AT"/>
    </style:style>
    <style:style style:name="T19" style:parent-style-name="Absatz-Standardschriftart" style:family="text">
      <style:text-properties fo:language="de" fo:country="AT"/>
    </style:style>
    <style:style style:name="T20" style:parent-style-name="Absatz-Standardschriftart" style:family="text">
      <style:text-properties fo:language="de" fo:country="AT"/>
    </style:style>
    <style:style style:name="T21" style:parent-style-name="Absatz-Standardschriftart" style:family="text">
      <style:text-properties fo:language="de" fo:country="AT"/>
    </style:style>
    <style:style style:name="T22" style:parent-style-name="Absatz-Standardschriftart" style:family="text">
      <style:text-properties fo:language="de" fo:country="AT"/>
    </style:style>
    <style:style style:name="T23" style:parent-style-name="Absatz-Standardschriftart" style:family="text">
      <style:text-properties fo:language="de" fo:country="AT"/>
    </style:style>
    <style:style style:name="T24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25" style:parent-style-name="Absatz-Standardschriftart" style:family="text">
      <style:text-properties fo:language="de" fo:country="AT"/>
    </style:style>
    <style:style style:name="T26" style:parent-style-name="Absatz-Standardschriftart" style:family="text">
      <style:text-properties fo:language="de" fo:country="AT"/>
    </style:style>
    <style:style style:name="T27" style:parent-style-name="Absatz-Standardschriftart" style:family="text">
      <style:text-properties fo:language="de" fo:country="AT"/>
    </style:style>
    <style:style style:name="T28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29" style:parent-style-name="Absatz-Standardschriftart" style:family="text">
      <style:text-properties fo:language="de" fo:country="AT"/>
    </style:style>
    <style:style style:name="T30" style:parent-style-name="Absatz-Standardschriftart" style:family="text">
      <style:text-properties fo:language="de" fo:country="AT"/>
    </style:style>
    <style:style style:name="T31" style:parent-style-name="Absatz-Standardschriftart" style:family="text">
      <style:text-properties fo:language="de" fo:country="AT"/>
    </style:style>
    <style:style style:name="T32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33" style:parent-style-name="Absatz-Standardschriftart" style:family="text">
      <style:text-properties fo:language="de" fo:country="AT"/>
    </style:style>
    <style:style style:name="T34" style:parent-style-name="Absatz-Standardschriftart" style:family="text">
      <style:text-properties fo:language="de" fo:country="AT"/>
    </style:style>
    <style:style style:name="T35" style:parent-style-name="Absatz-Standardschriftart" style:family="text">
      <style:text-properties fo:language="de" fo:country="AT"/>
    </style:style>
    <style:style style:name="T36" style:parent-style-name="Absatz-Standardschriftart" style:family="text">
      <style:text-properties fo:language="de" fo:country="AT"/>
    </style:style>
    <style:style style:name="T37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38" style:parent-style-name="Absatz-Standardschriftart" style:family="text">
      <style:text-properties fo:language="de" fo:country="AT"/>
    </style:style>
    <style:style style:name="T39" style:parent-style-name="Absatz-Standardschriftart" style:family="text">
      <style:text-properties fo:language="de" fo:country="AT"/>
    </style:style>
    <style:style style:name="T40" style:parent-style-name="Absatz-Standardschriftart" style:family="text">
      <style:text-properties fo:language="de" fo:country="AT"/>
    </style:style>
    <style:style style:name="T41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42" style:parent-style-name="Absatz-Standardschriftart" style:family="text">
      <style:text-properties fo:language="de" fo:country="AT"/>
    </style:style>
    <style:style style:name="T43" style:parent-style-name="Absatz-Standardschriftart" style:family="text">
      <style:text-properties fo:language="de" fo:country="AT"/>
    </style:style>
    <style:style style:name="T44" style:parent-style-name="Absatz-Standardschriftart" style:family="text">
      <style:text-properties fo:language="de" fo:country="AT"/>
    </style:style>
    <style:style style:name="T45" style:parent-style-name="Absatz-Standardschriftart" style:family="text">
      <style:text-properties fo:language="de" fo:country="AT"/>
    </style:style>
    <style:style style:name="T46" style:parent-style-name="Absatz-Standardschriftart" style:family="text">
      <style:text-properties fo:language="de" fo:country="AT"/>
    </style:style>
    <style:style style:name="T47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48" style:parent-style-name="Absatz-Standardschriftart" style:family="text">
      <style:text-properties fo:language="de" fo:country="AT"/>
    </style:style>
    <style:style style:name="T49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50" style:parent-style-name="Absatz-Standardschriftart" style:family="text">
      <style:text-properties fo:language="de" fo:country="AT"/>
    </style:style>
    <style:style style:name="P51" style:parent-style-name="Listenabsatz" style:list-style-name="LFO1" style:family="paragraph">
      <style:text-properties fo:language="de" fo:country="AT"/>
    </style:style>
    <style:style style:name="P52" style:parent-style-name="Listenabsatz" style:family="paragraph">
      <style:text-properties fo:language="de" fo:country="AT"/>
    </style:style>
    <style:style style:name="P53" style:parent-style-name="Listenabsatz" style:list-style-name="LFO1" style:family="paragraph"/>
    <style:style style:name="T54" style:parent-style-name="Absatz-Standardschriftart" style:family="text">
      <style:text-properties fo:language="de" fo:country="AT"/>
    </style:style>
    <style:style style:name="T55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56" style:parent-style-name="Absatz-Standardschriftart" style:family="text">
      <style:text-properties fo:language="de" fo:country="AT"/>
    </style:style>
    <style:style style:name="T57" style:parent-style-name="Absatz-Standardschriftart" style:family="text">
      <style:text-properties fo:language="de" fo:country="AT"/>
    </style:style>
    <style:style style:name="T58" style:parent-style-name="Absatz-Standardschriftart" style:family="text">
      <style:text-properties fo:language="de" fo:country="AT"/>
    </style:style>
    <style:style style:name="T59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60" style:parent-style-name="Absatz-Standardschriftart" style:family="text">
      <style:text-properties fo:language="de" fo:country="AT"/>
    </style:style>
    <style:style style:name="P61" style:parent-style-name="Listenabsatz" style:list-style-name="LFO1" style:family="paragraph"/>
    <style:style style:name="T62" style:parent-style-name="Absatz-Standardschriftart" style:family="text">
      <style:text-properties fo:language="de" fo:country="AT"/>
    </style:style>
    <style:style style:name="T63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64" style:parent-style-name="Absatz-Standardschriftart" style:family="text">
      <style:text-properties fo:language="de" fo:country="AT"/>
    </style:style>
    <style:style style:name="T65" style:parent-style-name="Absatz-Standardschriftart" style:family="text">
      <style:text-properties fo:language="de" fo:country="AT"/>
    </style:style>
    <style:style style:name="T66" style:parent-style-name="Absatz-Standardschriftart" style:family="text">
      <style:text-properties fo:language="de" fo:country="AT"/>
    </style:style>
    <style:style style:name="T67" style:parent-style-name="Absatz-Standardschriftart" style:family="text">
      <style:text-properties fo:language="de" fo:country="AT"/>
    </style:style>
    <style:style style:name="P68" style:parent-style-name="Listenabsatz" style:list-style-name="LFO1" style:family="paragraph">
      <style:text-properties fo:language="de" fo:country="AT"/>
    </style:style>
    <style:style style:name="P69" style:parent-style-name="Listenabsatz" style:list-style-name="LFO1" style:family="paragraph"/>
    <style:style style:name="T70" style:parent-style-name="Absatz-Standardschriftart" style:family="text">
      <style:text-properties fo:language="de" fo:country="AT"/>
    </style:style>
    <style:style style:name="T71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72" style:parent-style-name="Absatz-Standardschriftart" style:family="text">
      <style:text-properties fo:language="de" fo:country="AT"/>
    </style:style>
    <style:style style:name="P73" style:parent-style-name="Listenabsatz" style:list-style-name="LFO1" style:family="paragraph"/>
    <style:style style:name="T74" style:parent-style-name="Absatz-Standardschriftart" style:family="text">
      <style:text-properties fo:language="de" fo:country="AT"/>
    </style:style>
    <style:style style:name="T75" style:parent-style-name="Absatz-Standardschriftart" style:family="text">
      <style:text-properties fo:language="de" fo:country="AT"/>
    </style:style>
    <style:style style:name="T76" style:parent-style-name="Absatz-Standardschriftart" style:family="text">
      <style:text-properties fo:language="de" fo:country="AT"/>
    </style:style>
    <style:style style:name="T77" style:parent-style-name="Absatz-Standardschriftart" style:family="text">
      <style:text-properties fo:language="de" fo:country="AT"/>
    </style:style>
    <style:style style:name="T78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79" style:parent-style-name="Absatz-Standardschriftart" style:family="text">
      <style:text-properties fo:language="de" fo:country="AT"/>
    </style:style>
    <style:style style:name="P80" style:parent-style-name="Listenabsatz" style:list-style-name="LFO1" style:family="paragraph">
      <style:text-properties fo:language="de" fo:country="AT"/>
    </style:style>
    <style:style style:name="P81" style:parent-style-name="Listenabsatz" style:list-style-name="LFO1" style:family="paragraph"/>
    <style:style style:name="T82" style:parent-style-name="Absatz-Standardschriftart" style:family="text">
      <style:text-properties fo:language="de" fo:country="AT"/>
    </style:style>
    <style:style style:name="T83" style:parent-style-name="Absatz-Standardschriftart" style:family="text">
      <style:text-properties fo:language="de" fo:country="AT"/>
    </style:style>
    <style:style style:name="T84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85" style:parent-style-name="Absatz-Standardschriftart" style:family="text">
      <style:text-properties fo:language="de" fo:country="AT"/>
    </style:style>
    <style:style style:name="T86" style:parent-style-name="Absatz-Standardschriftart" style:family="text">
      <style:text-properties fo:language="de" fo:country="AT"/>
    </style:style>
    <style:style style:name="T87" style:parent-style-name="Absatz-Standardschriftart" style:family="text">
      <style:text-properties fo:language="de" fo:country="AT"/>
    </style:style>
    <style:style style:name="T88" style:parent-style-name="Absatz-Standardschriftart" style:family="text">
      <style:text-properties fo:language="de" fo:country="AT"/>
    </style:style>
    <style:style style:name="T89" style:parent-style-name="Absatz-Standardschriftart" style:family="text">
      <style:text-properties fo:language="de" fo:country="AT"/>
    </style:style>
    <style:style style:name="T90" style:parent-style-name="Absatz-Standardschriftart" style:family="text">
      <style:text-properties fo:language="de" fo:country="AT"/>
    </style:style>
    <style:style style:name="T91" style:parent-style-name="Absatz-Standardschriftart" style:family="text">
      <style:text-properties fo:language="de" fo:country="AT"/>
    </style:style>
    <style:style style:name="T92" style:parent-style-name="Absatz-Standardschriftart" style:family="text">
      <style:text-properties fo:language="de" fo:country="AT"/>
    </style:style>
    <style:style style:name="T93" style:parent-style-name="Absatz-Standardschriftart" style:family="text">
      <style:text-properties fo:language="de" fo:country="AT"/>
    </style:style>
    <style:style style:name="T94" style:parent-style-name="Absatz-Standardschriftart" style:family="text">
      <style:text-properties fo:language="de" fo:country="AT"/>
    </style:style>
    <style:style style:name="T95" style:parent-style-name="Absatz-Standardschriftart" style:family="text">
      <style:text-properties fo:language="de" fo:country="AT"/>
    </style:style>
    <style:style style:name="T96" style:parent-style-name="Absatz-Standardschriftart" style:family="text">
      <style:text-properties fo:language="de" fo:country="AT"/>
    </style:style>
    <style:style style:name="T97" style:parent-style-name="Absatz-Standardschriftart" style:family="text">
      <style:text-properties fo:language="de" fo:country="AT"/>
    </style:style>
    <style:style style:name="T98" style:parent-style-name="Absatz-Standardschriftart" style:family="text">
      <style:text-properties fo:language="de" fo:country="AT"/>
    </style:style>
    <style:style style:name="T99" style:parent-style-name="Absatz-Standardschriftart" style:family="text">
      <style:text-properties fo:language="de" fo:country="AT"/>
    </style:style>
    <style:style style:name="T100" style:parent-style-name="Absatz-Standardschriftart" style:family="text">
      <style:text-properties fo:language="de" fo:country="AT"/>
    </style:style>
    <style:style style:name="T101" style:parent-style-name="Absatz-Standardschriftart" style:family="text">
      <style:text-properties fo:language="de" fo:country="AT"/>
    </style:style>
    <style:style style:name="P102" style:parent-style-name="Listenabsatz" style:family="paragraph">
      <style:text-properties fo:language="de" fo:country="AT"/>
    </style:style>
    <style:style style:name="T103" style:parent-style-name="Absatz-Standardschriftart" style:family="text">
      <style:text-properties fo:language="de" fo:country="AT"/>
    </style:style>
    <style:style style:name="T104" style:parent-style-name="Absatz-Standardschriftart" style:family="text">
      <style:text-properties fo:language="de" fo:country="AT"/>
    </style:style>
    <style:style style:name="T105" style:parent-style-name="Absatz-Standardschriftart" style:family="text">
      <style:text-properties fo:language="de" fo:country="AT"/>
    </style:style>
    <style:style style:name="T106" style:parent-style-name="Absatz-Standardschriftart" style:family="text">
      <style:text-properties fo:language="de" fo:country="AT"/>
    </style:style>
    <style:style style:name="T107" style:parent-style-name="Absatz-Standardschriftart" style:family="text">
      <style:text-properties fo:language="de" fo:country="AT"/>
    </style:style>
    <style:style style:name="T108" style:parent-style-name="Absatz-Standardschriftart" style:family="text">
      <style:text-properties fo:language="de" fo:country="AT"/>
    </style:style>
    <style:style style:name="T109" style:parent-style-name="Absatz-Standardschriftart" style:family="text">
      <style:text-properties fo:language="de" fo:country="AT"/>
    </style:style>
    <style:style style:name="T110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11" style:parent-style-name="Absatz-Standardschriftart" style:family="text">
      <style:text-properties fo:language="de" fo:country="AT"/>
    </style:style>
    <style:style style:name="P112" style:parent-style-name="Listenabsatz" style:list-style-name="LFO1" style:family="paragraph"/>
    <style:style style:name="T113" style:parent-style-name="Absatz-Standardschriftart" style:family="text">
      <style:text-properties fo:language="de" fo:country="AT"/>
    </style:style>
    <style:style style:name="T114" style:parent-style-name="Absatz-Standardschriftart" style:family="text">
      <style:text-properties fo:language="de" fo:country="AT"/>
    </style:style>
    <style:style style:name="T115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16" style:parent-style-name="Absatz-Standardschriftart" style:family="text">
      <style:text-properties fo:language="de" fo:country="AT"/>
    </style:style>
    <style:style style:name="T117" style:parent-style-name="Absatz-Standardschriftart" style:family="text">
      <style:text-properties fo:language="de" fo:country="AT"/>
    </style:style>
    <style:style style:name="T118" style:parent-style-name="Absatz-Standardschriftart" style:family="text">
      <style:text-properties fo:language="de" fo:country="AT"/>
    </style:style>
    <style:style style:name="T119" style:parent-style-name="Absatz-Standardschriftart" style:family="text">
      <style:text-properties fo:language="de" fo:country="AT"/>
    </style:style>
    <style:style style:name="T120" style:parent-style-name="Absatz-Standardschriftart" style:family="text">
      <style:text-properties fo:language="de" fo:country="AT"/>
    </style:style>
    <style:style style:name="T121" style:parent-style-name="Absatz-Standardschriftart" style:family="text">
      <style:text-properties fo:language="de" fo:country="AT"/>
    </style:style>
    <style:style style:name="T122" style:parent-style-name="Absatz-Standardschriftart" style:family="text">
      <style:text-properties fo:language="de" fo:country="AT"/>
    </style:style>
    <style:style style:name="T123" style:parent-style-name="Absatz-Standardschriftart" style:family="text">
      <style:text-properties fo:language="de" fo:country="AT"/>
    </style:style>
    <style:style style:name="P124" style:parent-style-name="Listenabsatz" style:list-style-name="LFO1" style:family="paragraph"/>
    <style:style style:name="T125" style:parent-style-name="Absatz-Standardschriftart" style:family="text">
      <style:text-properties fo:language="de" fo:country="AT"/>
    </style:style>
    <style:style style:name="T126" style:parent-style-name="Absatz-Standardschriftart" style:family="text">
      <style:text-properties fo:language="de" fo:country="AT"/>
    </style:style>
    <style:style style:name="T127" style:parent-style-name="Absatz-Standardschriftart" style:family="text">
      <style:text-properties fo:language="de" fo:country="AT"/>
    </style:style>
    <style:style style:name="T128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29" style:parent-style-name="Absatz-Standardschriftart" style:family="text">
      <style:text-properties fo:language="de" fo:country="AT"/>
    </style:style>
    <style:style style:name="T130" style:parent-style-name="Absatz-Standardschriftart" style:family="text">
      <style:text-properties fo:language="de" fo:country="AT"/>
    </style:style>
    <style:style style:name="P131" style:parent-style-name="Listenabsatz" style:list-style-name="LFO1" style:family="paragraph">
      <style:text-properties fo:language="de" fo:country="AT"/>
    </style:style>
    <style:style style:name="P132" style:parent-style-name="Listenabsatz" style:list-style-name="LFO1" style:family="paragraph"/>
    <style:style style:name="T133" style:parent-style-name="Absatz-Standardschriftart" style:family="text">
      <style:text-properties fo:language="de" fo:country="AT"/>
    </style:style>
    <style:style style:name="T134" style:parent-style-name="Absatz-Standardschriftart" style:family="text">
      <style:text-properties fo:language="de" fo:country="AT"/>
    </style:style>
    <style:style style:name="T135" style:parent-style-name="Absatz-Standardschriftart" style:family="text">
      <style:text-properties fo:language="de" fo:country="AT"/>
    </style:style>
    <style:style style:name="T136" style:parent-style-name="Absatz-Standardschriftart" style:family="text">
      <style:text-properties fo:language="de" fo:country="AT"/>
    </style:style>
    <style:style style:name="T137" style:parent-style-name="Absatz-Standardschriftart" style:family="text">
      <style:text-properties fo:language="de" fo:country="AT"/>
    </style:style>
    <style:style style:name="T138" style:parent-style-name="Absatz-Standardschriftart" style:family="text">
      <style:text-properties fo:language="de" fo:country="AT"/>
    </style:style>
    <style:style style:name="T139" style:parent-style-name="Absatz-Standardschriftart" style:family="text">
      <style:text-properties fo:language="de" fo:country="AT"/>
    </style:style>
    <style:style style:name="T140" style:parent-style-name="Absatz-Standardschriftart" style:family="text">
      <style:text-properties fo:language="de" fo:country="AT"/>
    </style:style>
    <style:style style:name="T141" style:parent-style-name="Absatz-Standardschriftart" style:family="text">
      <style:text-properties fo:language="de" fo:country="AT"/>
    </style:style>
    <style:style style:name="T142" style:parent-style-name="Absatz-Standardschriftart" style:family="text">
      <style:text-properties fo:language="de" fo:country="AT"/>
    </style:style>
    <style:style style:name="T143" style:parent-style-name="Absatz-Standardschriftart" style:family="text">
      <style:text-properties fo:language="de" fo:country="AT"/>
    </style:style>
    <style:style style:name="T144" style:parent-style-name="Absatz-Standardschriftart" style:family="text">
      <style:text-properties fo:language="de" fo:country="AT"/>
    </style:style>
    <style:style style:name="T145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46" style:parent-style-name="Absatz-Standardschriftart" style:family="text">
      <style:text-properties fo:language="de" fo:country="AT"/>
    </style:style>
    <style:style style:name="T147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48" style:parent-style-name="Absatz-Standardschriftart" style:family="text">
      <style:text-properties fo:language="de" fo:country="AT"/>
    </style:style>
    <style:style style:name="T149" style:parent-style-name="Absatz-Standardschriftart" style:family="text">
      <style:text-properties fo:language="de" fo:country="AT"/>
    </style:style>
    <style:style style:name="T150" style:parent-style-name="Absatz-Standardschriftart" style:family="text">
      <style:text-properties fo:language="de" fo:country="AT"/>
    </style:style>
    <style:style style:name="T151" style:parent-style-name="Absatz-Standardschriftart" style:family="text">
      <style:text-properties fo:language="de" fo:country="AT"/>
    </style:style>
    <style:style style:name="T152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53" style:parent-style-name="Absatz-Standardschriftart" style:family="text">
      <style:text-properties fo:language="de" fo:country="AT"/>
    </style:style>
    <style:style style:name="T154" style:parent-style-name="Absatz-Standardschriftart" style:family="text">
      <style:text-properties fo:language="de" fo:country="AT"/>
    </style:style>
    <style:style style:name="T155" style:parent-style-name="Absatz-Standardschriftart" style:family="text">
      <style:text-properties fo:language="de" fo:country="AT"/>
    </style:style>
    <style:style style:name="T156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57" style:parent-style-name="Absatz-Standardschriftart" style:family="text">
      <style:text-properties fo:language="de" fo:country="AT"/>
    </style:style>
    <style:style style:name="T158" style:parent-style-name="Absatz-Standardschriftart" style:family="text">
      <style:text-properties style:font-name="Wingdings" style:font-name-asian="Wingdings" style:font-name-complex="Wingdings" fo:language="de" fo:country="AT"/>
    </style:style>
    <style:style style:name="T159" style:parent-style-name="Absatz-Standardschriftart" style:family="text">
      <style:text-properties fo:language="de" fo:country="AT"/>
    </style:style>
    <style:style style:name="P160" style:parent-style-name="Listenabsatz" style:list-style-name="LFO1" style:family="paragraph">
      <style:text-properties fo:language="de" fo:country="AT"/>
    </style:style>
  </office:automatic-styles>
  <office:body>
    <office:text text:use-soft-page-breaks="true">
      <text:p text:style-name="P1">1.Test Stoff<text:s/></text:p>
      <text:list text:style-name="LFO1" text:continue-numbering="true">
        <text:list-item>
          <text:p text:style-name="P2"><text:span text:style-name="T3">Warum gibt es Sprünge /Einschnitte /3-4 Tausend vor Christus erfindung der Schrift</text:span><text:span text:style-name="T4"><text:line-break/></text:span><text:span text:style-name="T5">Wann waren die einzelnen Perioden?</text:span><text:span text:style-name="T6"><text:line-break/></text:span><text:span text:style-name="T7">500 nach Christus<text:s/></text:span><text:span text:style-name="T8"></text:span><text:span text:style-name="T9"><text:s/>Untergang west römisches reich</text:span></text:p>
        </text:list-item>
        <text:list-item>
          <text:p text:style-name="P10"><text:span text:style-name="T11"></text:span><text:span text:style-name="T12"><text:s/>Zettel LückenText (genau)</text:span><text:span text:style-name="T13"><text:line-break/></text:span><text:span text:style-name="T14">Parlament zwei Kammern /Teilen<text:s/></text:span><text:span text:style-name="T15"></text:span><text:span text:style-name="T16"><text:s/>Bundesrat ( funktion = Interessensvertretung der Länder / Bundesgesetzgebung ( kann Veto beim nationalrat einlegen)) /Nationalrat ( beschluss zum Gesetz<text:s/></text:span><text:span text:style-name="T17"></text:span><text:span text:style-name="T18"><text:s/>Beharrungsbeschluss )/Wie viel Mitglieder</text:span><text:span text:style-name="T19"><text:s/></text:span><text:span text:style-name="T20"><text:line-break/></text:span><text:span text:style-name="T21">Verfassung /wann , wie , was ?</text:span><text:span text:style-name="T22"><text:line-break/></text:span><text:span text:style-name="T23">Wahlrecht<text:s/></text:span><text:span text:style-name="T24"></text:span><text:span text:style-name="T25"><text:s/></text:span><text:span text:style-name="T26"><text:line-break/></text:span><text:span text:style-name="T27">representative Demokratie /Griechenland<text:s/></text:span><text:span text:style-name="T28"></text:span><text:span text:style-name="T29"><text:s/>direkte Demokratie<text:s/></text:span><text:span text:style-name="T30"><text:line-break/></text:span><text:span text:style-name="T31">Grundprinzipien der Verfassung<text:s/></text:span><text:span text:style-name="T32"></text:span><text:span text:style-name="T33"><text:s/></text:span><text:span text:style-name="T34"><text:line-break/></text:span><text:span text:style-name="T35">Repuplikanisch<text:s/></text:span><text:span text:style-name="T36"><text:tab/></text:span><text:span text:style-name="T37"></text:span><text:span text:style-name="T38"><text:s/>President steht an der Spitze</text:span><text:span text:style-name="T39"><text:line-break/></text:span><text:span text:style-name="T40">Demokratisch<text:s/></text:span><text:span text:style-name="T41"></text:span><text:span text:style-name="T42"><text:s/>Wahlen</text:span><text:span text:style-name="T43"><text:line-break/></text:span><text:span text:style-name="T44">...</text:span><text:span text:style-name="T45"><text:line-break/></text:span><text:span text:style-name="T46">Parlament<text:s/></text:span><text:span text:style-name="T47"></text:span><text:span text:style-name="T48"><text:s/>Landtag<text:s/></text:span><text:span text:style-name="T49"></text:span><text:span text:style-name="T50"><text:s/>36<text:s/></text:span></text:p>
        </text:list-item>
        <text:list-item>
          <text:p text:style-name="P51">Großen drei (USA, UdSSR und Großbritanien) besprechen Kriegsführung und Neuordnungs Europas</text:p>
        </text:list-item>
      </text:list>
      <text:p text:style-name="P52">Österreich wird frei<text:s/><text:line-break/>Opfer von Deutschland<text:line-break/>Mitschuld an den Verbrechen Deutschlands</text:p>
      <text:list text:style-name="LFO1" text:continue-numbering="true">
        <text:list-item>
          <text:p text:style-name="P53"><text:span text:style-name="T54">Karl Renner<text:s/></text:span><text:span text:style-name="T55"></text:span><text:span text:style-name="T56"><text:s/>profesorische Regierung</text:span><text:span text:style-name="T57"><text:line-break/></text:span><text:span text:style-name="T58">Konzentrations Regierung<text:s/></text:span><text:span text:style-name="T59"></text:span><text:span text:style-name="T60"><text:s/>alle Parteien die (im Nationalrat ) im Parlament sind sind in der Regierung</text:span></text:p>
        </text:list-item>
        <text:list-item>
          <text:p text:style-name="P61"><text:span text:style-name="T62">NSDAP Mitglieder<text:s/></text:span><text:span text:style-name="T63"></text:span><text:span text:style-name="T64"><text:s/>Wahlrecht wird entzogen</text:span><text:span text:style-name="T65"><text:line-break/></text:span><text:span text:style-name="T66">W</text:span><text:span text:style-name="T67">ahlrecht wird entzogen</text:span></text:p>
        </text:list-item>
      </text:list>
      <text:p text:style-name="Listenabsatz">Berufsverbot</text:p>
      <text:list text:style-name="LFO1" text:continue-numbering="true">
        <text:list-item>
          <text:p text:style-name="P68">Infrastruktur war zertört<text:s/><text:line-break/>Hyperinflation<text:line-break/>Armut</text:p>
        </text:list-item>
        <text:list-item>
          <text:p text:style-name="P69"><text:span text:style-name="T70">Welche Interessen haben die Amerikaner gehabt ?<text:s/></text:span><text:span text:style-name="T71"></text:span><text:span text:style-name="T72"><text:s/>neue Absatzmärkte / weg von der Sowjetunion / ausbreitung des Kommunismus in Europa verhindern</text:span></text:p>
        </text:list-item>
        <text:list-item>
          <text:p text:style-name="P73"><text:span text:style-name="T74">Österreich wurde neutral (Neutralität)</text:span><text:span text:style-name="T75"><text:line-break/></text:span><text:span text:style-name="T76">S</text:span><text:span text:style-name="T77">talin gestorben / Weltpolitische Spannung / <text:s/>Neutralität Österreichs <text:s/></text:span><text:span text:style-name="T78"></text:span><text:span text:style-name="T79"><text:s/>es kam zum Staatsvertrag</text:span></text:p>
        </text:list-item>
      </text:list>
      <text:p text:style-name="Listenabsatz">1955<text:s/>Schloss belvedere<text:s/>muss Österreich neutral damit Staatsvertrag.<text:s/></text:p>
      <text:list text:style-name="LFO1" text:continue-numbering="true">
        <text:list-item>
          <text:p text:style-name="P80">Der Staat leistet soziale Leistungen<text:s/><text:line-break/>Marktwirtschaft aber Staat greift in verschiedenen Berreichen ein</text:p>
        </text:list-item>
        <text:list-item>
          <text:p text:style-name="P81"><text:span text:style-name="T82">Etliche Reformen<text:s/></text:span><text:span text:style-name="T83"><text:tab/></text:span><text:span text:style-name="T84"></text:span><text:span text:style-name="T85"><text:s/>5 Reformen von 10 aufzählen</text:span><text:span text:style-name="T86"><text:line-break/></text:span><text:span text:style-name="T87">*</text:span><text:span text:style-name="T88"><text:tab/>Frist</text:span><text:span text:style-name="T89">enlösung</text:span><text:span text:style-name="T90"><text:line-break/></text:span><text:span text:style-name="T91">*</text:span><text:span text:style-name="T92"><text:tab/>Geburtenhilfe</text:span><text:span text:style-name="T93"><text:line-break/></text:span><text:span text:style-name="T94">*<text:s/></text:span><text:span text:style-name="T95"><text:tab/>Arbeitszeitkürzung</text:span><text:span text:style-name="T96"><text:line-break/></text:span><text:soft-page-break/><text:span text:style-name="T97">*</text:span><text:span text:style-name="T98"><text:tab/>resozisiserung der Gefangenen</text:span><text:span text:style-name="T99"><text:line-break/></text:span><text:span text:style-name="T100">*<text:s/></text:span><text:span text:style-name="T101"><text:tab/>Familienrecht</text:span></text:p>
        </text:list-item>
      </text:list>
      <text:p text:style-name="P102">*<text:s/><text:tab/>Betriebsräte in Firmen</text:p>
      <text:p text:style-name="Listenabsatz"><text:span text:style-name="T103">*</text:span><text:span text:style-name="T104"><text:tab/>Abschaffung von Studiengebühren</text:span><text:span text:style-name="T105"><text:line-break/></text:span><text:span text:style-name="T106">*<text:s/></text:span><text:span text:style-name="T107"><text:tab/>Entkriminaliserung der Homosexualität</text:span><text:span text:style-name="T108"><text:line-break/></text:span><text:span text:style-name="T109">Republikanisches Prinzip<text:s/></text:span><text:span text:style-name="T110"></text:span><text:span text:style-name="T111"><text:s/>Es steht ein Präsident an der Spitze / kein König</text:span></text:p>
      <text:list text:style-name="LFO1" text:continue-numbering="true">
        <text:list-item>
          <text:p text:style-name="P112"><text:span text:style-name="T113">P</text:span><text:span text:style-name="T114">arlament<text:s/></text:span><text:span text:style-name="T115"></text:span><text:span text:style-name="T116"><text:s/>Reichsrat (hat es schon damals</text:span><text:span text:style-name="T117"><text:s/>gegeben)</text:span><text:span text:style-name="T118"><text:line-break/></text:span><text:span text:style-name="T119">Zensuswahlrecht (was ist das ?)</text:span><text:span text:style-name="T120"><text:line-break/></text:span><text:span text:style-name="T121">alle Männer dürfen wählen ( 1907)</text:span><text:span text:style-name="T122"><text:line-break/></text:span><text:span text:style-name="T123">alle dürfen wählen (1919)</text:span></text:p>
        </text:list-item>
      </text:list>
      <text:p text:style-name="Listenabsatz">Nach Untergang richtiges parlament</text:p>
      <text:list text:style-name="LFO1" text:continue-numbering="true">
        <text:list-item>
          <text:p text:style-name="P124"><text:span text:style-name="T125">Monarchie bricht zusammen<text:s/></text:span><text:span text:style-name="T126"><text:line-break/></text:span><text:span text:style-name="T127">professorische Nationalratsversammlung ( bestehend aus allen Deutschsprachigen abgeordneten des Reichsrates)<text:s/></text:span><text:span text:style-name="T128"></text:span><text:span text:style-name="T129"><text:s/>beschluss 1.Repu</text:span><text:span text:style-name="T130">blik</text:span></text:p>
        </text:list-item>
        <text:list-item>
          <text:p text:style-name="P131">Österreich zuerst Deutschösterrecih<text:line-break/>Bestimmungen:<text:line-break/>*<text:tab/>Anschlussverbot an Deutschland<text:line-break/>*<text:tab/>berufsheer mit 30 tausend Mann<text:line-break/>*<text:tab/>Detuschsprachiges Böhmen<text:line-break/>*<text:tab/>Südtirol zu Italien<text:s/><text:line-break/>*<text:tab/>Volksabstimmung in Kaernten<text:line-break/>*<text:tab/>Vorarlberg zur Schweiz ( ist bei Österreich geblieben)<text:line-break/>Vetrag von Versailles</text:p>
        </text:list-item>
        <text:list-item>
          <text:p text:style-name="P132"><text:span text:style-name="T133">3 große politische Lager :</text:span><text:span text:style-name="T134"><text:line-break/></text:span><text:span text:style-name="T135">*</text:span><text:span text:style-name="T136"><text:tab/>sozialdemokraten (SPÖ)</text:span><text:span text:style-name="T137"><text:line-break/></text:span><text:span text:style-name="T138">*</text:span><text:span text:style-name="T139"><text:tab/>deutschnationalen<text:s/></text:span><text:span text:style-name="T140"><text:line-break/></text:span><text:span text:style-name="T141">*</text:span><text:span text:style-name="T142"><text:tab/>christilich sozialen (ÖVP)</text:span><text:span text:style-name="T143"><text:line-break/></text:span><text:span text:style-name="T144">Justitzpalastbrand (1927) in Schattendorf(Burgenland)<text:s/></text:span><text:span text:style-name="T145"></text:span><text:span text:style-name="T146"><text:s/>Auswirkungen : Täter sind freigesprochen worden<text:s/></text:span><text:span text:style-name="T147"></text:span><text:span text:style-name="T148"><text:s/>justiz palast wird angez</text:span><text:span text:style-name="T149">ündet</text:span><text:span text:style-name="T150"><text:line-break/></text:span><text:span text:style-name="T151">Austrofaschismus<text:s/></text:span><text:span text:style-name="T152"></text:span><text:span text:style-name="T153"><text:s/>Bürgerkrieg</text:span><text:span text:style-name="T154"><text:line-break/></text:span><text:span text:style-name="T155">seit 1933 gibt es keine Wahlen / Demokratie mehr<text:s/></text:span><text:span text:style-name="T156"></text:span><text:span text:style-name="T157"><text:s/>einschränkungen von Meinungs/Pressefreiheit<text:s/></text:span><text:span text:style-name="T158"></text:span><text:span text:style-name="T159"><text:s/>CS verbieten Schutzbund</text:span></text:p>
        </text:list-item>
        <text:list-item>
          <text:p text:style-name="P160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SCHKE Julian, 4AHIFS</meta:initial-creator>
    <dc:creator>JUDTH Marcel, 4AHIFS</dc:creator>
    <meta:creation-date>2017-12-14T08:59:00Z</meta:creation-date>
    <dc:date>2018-01-08T20:23:00Z</dc:date>
    <meta:template xlink:href="Normal.dotm" xlink:type="simple"/>
    <meta:editing-cycles>389</meta:editing-cycles>
    <meta:editing-duration>PT0S</meta:editing-duration>
    <meta:document-statistic meta:page-count="2" meta:paragraph-count="5" meta:word-count="399" meta:character-count="2911" meta:row-count="20" meta:non-whitespace-character-count="2517"/>
  </office:meta>
</office:document-meta>
</file>